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transform="translate(-5.33003in -3.54194in) rotate(-4.71239) translate(5.33003in 3.54194in)" draw:name="Image 1" text:anchor-type="as-char" svg:width="10.66006in" svg:height="7.08389in" style:rel-width="scale" style:rel-height="scale"><draw:image xlink:href="media/image1.png" xlink:type="simple" xlink:show="embed" xlink:actuate="onLoad"/><svg:title/><svg:desc>Une image contenant texte, nombre, ligne, Polic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 fo:language="en" fo:country="GB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 fo:language="en" fo:country="GB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 fo:language="en" fo:country="GB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 fo:language="en" fo:country="GB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 fo:language="en" fo:country="GB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 fo:language="en" fo:country="GB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 fo:language="en" fo:country="GB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 fo:language="en" fo:country="GB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 fo:language="en" fo:country="GB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GB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 fo:language="en" fo:country="GB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language="en" fo:country="GB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 fo:language="en" fo:country="GB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4-03-14T14:04:00Z</meta:creation-date>
    <dc:date>2024-03-14T14:05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